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line-through-style="none" style:text-line-through-type="none" fo:font-weight="normal" officeooo:rsid="0012ed4e" officeooo:paragraph-rsid="001c6abb" style:font-weight-asian="normal" style:font-weight-complex="normal"/>
    </style:style>
    <style:style style:name="P2" style:family="paragraph" style:parent-style-name="Standard">
      <style:paragraph-properties fo:text-align="center" style:justify-single-word="false"/>
      <style:text-properties style:text-line-through-style="none" style:text-line-through-type="none" fo:font-weight="normal" officeooo:rsid="00135aac" officeooo:paragraph-rsid="001c6abb" style:font-weight-asian="normal" style:font-weight-complex="normal"/>
    </style:style>
    <style:style style:name="P3" style:family="paragraph" style:parent-style-name="Standard">
      <style:text-properties style:text-line-through-style="none" style:text-line-through-type="none" fo:font-weight="normal" officeooo:rsid="00135aac" officeooo:paragraph-rsid="001c6abb" style:font-weight-asian="normal" style:font-weight-complex="normal"/>
    </style:style>
    <style:style style:name="P4" style:family="paragraph" style:parent-style-name="Standard">
      <style:paragraph-properties fo:text-align="start" style:justify-single-word="false"/>
      <style:text-properties style:text-line-through-style="none" style:text-line-through-type="none" fo:font-weight="normal" officeooo:rsid="0028b43d" officeooo:paragraph-rsid="001c6abb" style:font-weight-asian="normal" style:font-weight-complex="normal"/>
    </style:style>
    <style:style style:name="P5" style:family="paragraph" style:parent-style-name="Standard">
      <style:paragraph-properties fo:text-align="start" style:justify-single-word="false"/>
      <style:text-properties style:text-line-through-style="none" style:text-line-through-type="none" fo:font-weight="normal" officeooo:rsid="0029f10f" officeooo:paragraph-rsid="001c6abb" style:font-weight-asian="normal" style:font-weight-complex="normal"/>
    </style:style>
    <style:style style:name="P6" style:family="paragraph" style:parent-style-name="Standard">
      <style:text-properties style:text-line-through-style="none" style:text-line-through-type="none" fo:font-weight="normal" officeooo:rsid="0013df4d" officeooo:paragraph-rsid="001c6abb" style:font-weight-asian="normal" style:font-weight-complex="normal"/>
    </style:style>
    <style:style style:name="P7" style:family="paragraph" style:parent-style-name="Standard">
      <style:text-properties style:text-line-through-style="none" style:text-line-through-type="none" fo:font-style="normal" fo:font-weight="normal" officeooo:rsid="001cea79" officeooo:paragraph-rsid="001c6abb"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style:text-line-through-style="none" style:text-line-through-type="none" fo:font-weight="bold" officeooo:rsid="00416dbc" officeooo:paragraph-rsid="001c6abb" style:font-weight-asian="bold" style:font-weight-complex="bold"/>
    </style:style>
    <style:style style:name="P9" style:family="paragraph" style:parent-style-name="Standard">
      <style:paragraph-properties fo:text-align="center" style:justify-single-word="false"/>
      <style:text-properties style:text-line-through-style="none" style:text-line-through-type="none" fo:font-weight="bold" officeooo:rsid="004c69fe" officeooo:paragraph-rsid="001c6abb" style:font-weight-asian="bold" style:font-weight-complex="bold"/>
    </style:style>
    <style:style style:name="P10" style:family="paragraph" style:parent-style-name="Standard">
      <style:text-properties style:text-line-through-style="none" style:text-line-through-type="none" fo:font-weight="bold" officeooo:rsid="0029f10f" officeooo:paragraph-rsid="001c6abb" style:font-weight-asian="bold" style:font-weight-complex="bold"/>
    </style:style>
    <style:style style:name="P11" style:family="paragraph" style:parent-style-name="Standard">
      <style:paragraph-properties fo:text-align="center" style:justify-single-word="false"/>
      <style:text-properties style:text-line-through-style="none" style:text-line-through-type="none" fo:font-weight="bold" officeooo:rsid="00185551" officeooo:paragraph-rsid="001c6abb" style:font-weight-asian="bold" style:font-weight-complex="bold"/>
    </style:style>
    <style:style style:name="P12" style:family="paragraph" style:parent-style-name="Standard">
      <style:paragraph-properties fo:text-align="start" style:justify-single-word="false"/>
      <style:text-properties style:text-line-through-style="none" style:text-line-through-type="none" fo:font-weight="bold" officeooo:rsid="00185551" officeooo:paragraph-rsid="001c6abb" style:font-weight-asian="bold" style:font-weight-complex="bold"/>
    </style:style>
    <style:style style:name="P13" style:family="paragraph" style:parent-style-name="Standard">
      <style:paragraph-properties fo:text-align="start" style:justify-single-word="false"/>
      <style:text-properties officeooo:paragraph-rsid="001c6abb"/>
    </style:style>
    <style:style style:name="P14" style:family="paragraph" style:parent-style-name="Standard">
      <style:paragraph-properties fo:text-align="start" style:justify-single-word="false"/>
      <style:text-properties fo:font-style="normal" fo:font-weight="normal" officeooo:rsid="003275da" officeooo:paragraph-rsid="001c6abb"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officeooo:rsid="0038076e" officeooo:paragraph-rsid="001c6abb"/>
    </style:style>
    <style:style style:name="P16" style:family="paragraph" style:parent-style-name="Standard">
      <style:text-properties style:text-line-through-style="none" style:text-line-through-type="none" fo:font-weight="bold" officeooo:rsid="00185551" officeooo:paragraph-rsid="001ca6d1" style:font-weight-asian="bold" style:font-weight-complex="bold"/>
    </style:style>
    <style:style style:name="T1" style:family="text">
      <style:text-properties fo:font-weight="normal" officeooo:rsid="00311072" style:font-weight-asian="normal" style:font-weight-complex="normal"/>
    </style:style>
    <style:style style:name="T2" style:family="text">
      <style:text-properties fo:font-weight="normal" officeooo:rsid="00481bac" style:font-weight-asian="normal" style:font-weight-complex="normal"/>
    </style:style>
    <style:style style:name="T3" style:family="text">
      <style:text-properties fo:font-weight="normal" officeooo:rsid="003f38cc" style:font-weight-asian="normal" style:font-weight-complex="normal"/>
    </style:style>
    <style:style style:name="T4" style:family="text">
      <style:text-properties fo:font-weight="normal" officeooo:rsid="003275da" style:font-weight-asian="normal" style:font-weight-complex="normal"/>
    </style:style>
    <style:style style:name="T5" style:family="text">
      <style:text-properties fo:font-weight="normal" officeooo:rsid="001d8aef" style:font-weight-asian="normal" style:font-weight-complex="normal"/>
    </style:style>
    <style:style style:name="T6" style:family="text">
      <style:text-properties fo:font-weight="normal" officeooo:rsid="001f39f1" style:font-weight-asian="normal" style:font-weight-complex="normal"/>
    </style:style>
    <style:style style:name="T7" style:family="text">
      <style:text-properties fo:font-weight="normal" officeooo:rsid="0041c822" style:font-weight-asian="normal" style:font-weight-complex="normal"/>
    </style:style>
    <style:style style:name="T8" style:family="text">
      <style:text-properties fo:font-weight="normal" officeooo:rsid="00202acb" style:font-weight-asian="normal" style:font-weight-complex="normal"/>
    </style:style>
    <style:style style:name="T9" style:family="text">
      <style:text-properties fo:font-weight="normal" officeooo:rsid="00205e7b" style:font-weight-asian="normal" style:font-weight-complex="normal"/>
    </style:style>
    <style:style style:name="T10" style:family="text">
      <style:text-properties fo:font-weight="normal" officeooo:rsid="0020b71f" style:font-weight-asian="normal" style:font-weight-complex="normal"/>
    </style:style>
    <style:style style:name="T11" style:family="text">
      <style:text-properties fo:font-weight="normal" officeooo:rsid="001c6abb" style:font-weight-asian="normal" style:font-weight-complex="normal"/>
    </style:style>
    <style:style style:name="T12" style:family="text">
      <style:text-properties fo:font-weight="normal" officeooo:rsid="001e9d81" style:font-weight-asian="normal" style:font-weight-complex="normal"/>
    </style:style>
    <style:style style:name="T13" style:family="text">
      <style:text-properties fo:font-style="italic" fo:font-weight="normal" officeooo:rsid="003275da" style:font-style-asian="italic" style:font-weight-asian="normal" style:font-style-complex="italic" style:font-weight-complex="normal"/>
    </style:style>
    <style:style style:name="T14" style:family="text">
      <style:text-properties fo:font-style="italic" fo:font-weight="normal" officeooo:rsid="00481bac" style:font-style-asian="italic" style:font-weight-asian="normal" style:font-style-complex="italic" style:font-weight-complex="normal"/>
    </style:style>
    <style:style style:name="T15" style:family="text">
      <style:text-properties fo:font-style="italic" fo:font-weight="normal" officeooo:rsid="001c6abb"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2d40ca" style:font-style-asian="italic" style:font-style-complex="italic"/>
    </style:style>
    <style:style style:name="T18" style:family="text">
      <style:text-properties fo:font-style="normal" fo:font-weight="normal" officeooo:rsid="00311072" style:font-style-asian="normal" style:font-weight-asian="normal" style:font-style-complex="normal" style:font-weight-complex="normal"/>
    </style:style>
    <style:style style:name="T19" style:family="text">
      <style:text-properties fo:font-style="normal" fo:font-weight="normal" officeooo:rsid="00345505" style:font-style-asian="normal" style:font-weight-asian="normal" style:font-style-complex="normal" style:font-weight-complex="normal"/>
    </style:style>
    <style:style style:name="T20" style:family="text">
      <style:text-properties fo:font-style="normal" fo:font-weight="normal" officeooo:rsid="003b4285" style:font-style-asian="normal" style:font-weight-asian="normal" style:font-style-complex="normal" style:font-weight-complex="normal"/>
    </style:style>
    <style:style style:name="T21" style:family="text">
      <style:text-properties fo:font-style="normal" fo:font-weight="normal" officeooo:rsid="00416dbc" style:font-style-asian="normal" style:font-weight-asian="normal" style:font-style-complex="normal" style:font-weight-complex="normal"/>
    </style:style>
    <style:style style:name="T22" style:family="text">
      <style:text-properties fo:font-style="normal" fo:font-weight="normal" officeooo:rsid="003275da" style:font-style-asian="normal" style:font-weight-asian="normal" style:font-style-complex="normal" style:font-weight-complex="normal"/>
    </style:style>
    <style:style style:name="T23" style:family="text">
      <style:text-properties fo:font-style="normal" fo:font-weight="normal" officeooo:rsid="0034c33c" style:font-style-asian="normal" style:font-weight-asian="normal" style:font-style-complex="normal" style:font-weight-complex="normal"/>
    </style:style>
    <style:style style:name="T24" style:family="text">
      <style:text-properties fo:font-style="normal" fo:font-weight="normal" officeooo:rsid="00369146" style:font-style-asian="normal" style:font-weight-asian="normal" style:font-style-complex="normal" style:font-weight-complex="normal"/>
    </style:style>
    <style:style style:name="T25" style:family="text">
      <style:text-properties fo:font-style="normal" fo:font-weight="normal" officeooo:rsid="003f38cc" style:font-style-asian="normal" style:font-weight-asian="normal" style:font-style-complex="normal" style:font-weight-complex="normal"/>
    </style:style>
    <style:style style:name="T26" style:family="text">
      <style:text-properties fo:font-style="normal" fo:font-weight="normal" officeooo:rsid="00481bac" style:font-style-asian="normal" style:font-weight-asian="normal" style:font-style-complex="normal" style:font-weight-complex="normal"/>
    </style:style>
    <style:style style:name="T27" style:family="text">
      <style:text-properties fo:font-style="normal" fo:font-weight="normal" officeooo:rsid="001c6abb" style:font-style-asian="normal" style:font-weight-asian="normal" style:font-style-complex="normal" style:font-weight-complex="normal"/>
    </style:style>
    <style:style style:name="T28" style:family="text">
      <style:text-properties fo:font-style="normal" fo:font-weight="bold" officeooo:rsid="003275da" style:font-style-asian="normal" style:font-weight-asian="bold" style:font-style-complex="normal" style:font-weight-complex="bold"/>
    </style:style>
    <style:style style:name="T29" style:family="text">
      <style:text-properties fo:font-style="normal" style:font-style-asian="normal" style:font-style-complex="normal"/>
    </style:style>
    <style:style style:name="T30" style:family="text">
      <style:text-properties fo:font-style="normal" officeooo:rsid="002d40ca" style:font-style-asian="normal" style:font-style-complex="normal"/>
    </style:style>
    <style:style style:name="T31" style:family="text">
      <style:text-properties fo:font-style="normal" officeooo:rsid="003f38cc" style:font-style-asian="normal" style:font-style-complex="normal"/>
    </style:style>
    <style:style style:name="T32" style:family="text">
      <style:text-properties officeooo:rsid="00481bac"/>
    </style:style>
    <style:style style:name="T33" style:family="text">
      <style:text-properties fo:font-weight="bold" style:font-weight-asian="bold" style:font-weight-complex="bold"/>
    </style:style>
    <style:style style:name="T34" style:family="text">
      <style:text-properties officeooo:rsid="003a556d"/>
    </style:style>
    <style:style style:name="T35" style:family="text">
      <style:text-properties officeooo:rsid="003f38cc"/>
    </style:style>
    <style:style style:name="T36" style:family="text">
      <style:text-properties officeooo:rsid="002b8cc2"/>
    </style:style>
    <style:style style:name="T37" style:family="text">
      <style:text-properties officeooo:rsid="0041c822"/>
    </style:style>
    <style:style style:name="T38" style:family="text">
      <style:text-properties officeooo:rsid="0029f1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7"/>
      <text:p text:style-name="P8">AKSEL</text:p>
      <text:p text:style-name="P9"><text:s/>young, brash, would-be hero, but he's too immature</text:p>
      <text:p text:style-name="P13"><text:span text:style-name="T1"><text:tab/>Aksel is a young, brash, soldier-type. He's not simply a meathead; actually, he is very smart in a very inspired way. He wants what is best for his people. He wants to be his best and has high aspirations. Living far north, </text:span><text:span text:style-name="T2">his</text:span><text:span text:style-name="T1"> community is like a pack. They must be able to trust each other (think of the wildlings in Game of Thrones, but </text:span><text:span text:style-name="T3">more civilized</text:span><text:span text:style-name="T1">). </text:span><text:span text:style-name="T4">He represents a strong bloodline, and is overly proud of his background. He </text:span><text:span text:style-name="T13">is</text:span><text:span text:style-name="T18"> xenophobic, and hate</text:span><text:span text:style-name="T19">s</text:span><text:span text:style-name="T18"> being demeaned in anyway, </text:span><text:span text:style-name="T20">especially by non-Northerners</text:span><text:span text:style-name="T18">. </text:span><text:span text:style-name="T21">A</text:span><text:span text:style-name="T18">ksel's desire for his community to be respected becomes a one-man revolution. He </text:span><text:span text:style-name="T22">has his own small following. He is charming, </text:span><text:span text:style-name="T23">genuine and</text:span><text:span text:style-name="T22"> smart, but foolhardy. </text:span><text:span text:style-name="T23">If he was more mature, he could be a hero. </text:span><text:span text:style-name="T24">Instead, his aspirations will result in massive failure and disgrace.</text:span><text:span text:style-name="T22"> He is only a boy. With his troops, he marches on the monolith to take out those who rival his strength, and, of course, dies in battle.</text:span></text:p>
      <text:p text:style-name="P13"><text:span text:style-name="T18"><text:tab/></text:span><text:span text:style-name="T22">Aksel wants to join </text:span><text:span text:style-name="T21">the fight against the west</text:span><text:span text:style-name="T22">, </text:span><text:span text:style-name="T25">take out Malekev and then take on the other cities</text:span><text:span text:style-name="T22">. Finally, he sets </text:span><text:span text:style-name="T26">beasts</text:span><text:span text:style-name="T22"> after the king (that Rolan will kill, I believe). <text:s/></text:span><text:span text:style-name="T26">H</text:span><text:span text:style-name="T22">e </text:span><text:span text:style-name="T26">tries to give the king a shake-down, and scare him</text:span><text:span text:style-name="T22">: listen </text:span><text:span text:style-name="T26">to me</text:span><text:span text:style-name="T22">, or this kingdom won't last.</text:span></text:p>
      <text:p text:style-name="P14"><text:tab/>(If Aksel is to be a recurring boss) He follows you as you go to retrieve Eldvard's hidden crystal. When his HP is low, he disappears (taking advantage of his knowledge of the land/caves/terrain/wherever they are). <text:span text:style-name="T32">You also fight later, as Rolan tries to incite rebellion in the other cities, and at the Monolith.</text:span></text:p>
      <text:p text:style-name="P13"/>
      <text:p text:style-name="P13"><text:span text:style-name="T18">*</text:span><text:span text:style-name="T28">Note</text:span><text:span text:style-name="T22"> of interest: Emil is said to have died because Aksel planted a shard on him before he passed through the flames; however, this also happens to Rolan </text:span><text:span text:style-name="T21">and he doesn't die. More on Emil later.</text:span></text:p>
      <text:p text:style-name="P13"/>
      <text:p text:style-name="P15"><text:span text:style-name="T33">Points to ponde</text:span>r: does <text:span text:style-name="T34">Aksel</text:span> pass through the fire? I picture him cowering, terrified he will not make it through, but he is required to perform the ritual. There is no escape. He passes through safely, solidifying his belief that he is righteous (and also the audience's understanding that he is <text:span text:style-name="T16">not</text:span><text:span text:style-name="T29"> inherently evil).</text:span></text:p>
      <text:p text:style-name="P3"/>
      <text:p text:style-name="P8">MALEKEV</text:p>
      <text:p text:style-name="P9">normal guy driven mad with power, a little sociopathic</text:p>
      <text:p text:style-name="P10"/>
      <text:p text:style-name="P4"><text:tab/>Malekev is the vengeful villain of our story. He had always been a philanthropist of sorts, or at least a very caring man despite his position of power and his wealth. Over time, he became more and more obsessed with <text:span text:style-name="T35">the monolith</text:span> and its power. This was a terrifying time for him. Rumors started to spread about his strange behavior. He retained control until he finally came into possession of the power shard. Malekev is a representation of the idea “absolute power corrupts absolutely” (though that parallel is not rigid or terribly strict). At first, he had wanted to use whatever he found to help others, but that desire was gone the moment he came into possession of the shard. <text:span text:style-name="T36">To keep it safe, he had it cut in half and half was planted </text:span><text:span text:style-name="T17">inside </text:span><text:span text:style-name="T30">of him (explaining why he is so powerful, and that power is not transferable later).* </text:span><text:span text:style-name="T31">or all of it is planted inside of him. The DL kills him and takes the shard, so we don't have to do any explaining about how he got it out (gross...)</text:span></text:p>
      <text:p text:style-name="P4"><text:span text:style-name="T30"><text:tab/></text:span><text:span text:style-name="T31">Malekev</text:span> used <text:span text:style-name="T35">his</text:span> power to forcefully overtake <text:span text:style-name="T35">the</text:span> country.<text:span text:style-name="T35"> B</text:span>ehind his back, the top leaders of the country <text:span text:style-name="T35">plotted to usurp him and take his title</text:span>. They kill<text:span text:style-name="T37">ed</text:span> Malekev <text:span text:style-name="T32">(well, his body. He is either a phantom, or zombie these days) </text:span>and immediately reap<text:span text:style-name="T37">ed</text:span> the rewards—the<text:span text:style-name="T35">y</text:span> <text:span text:style-name="T32">we</text:span>re showered with praise and t<text:span text:style-name="T32">ook</text:span> over the country. <text:span text:style-name="T38">In the night, Malekev visited them as a voice and told them he lives and the country remains his. If they don't follow his order he will go directly to the townspeople (1. the </text:span><text:soft-page-break/><text:span text:style-name="T38">noblemen would lose their positions, because they would be so dishonored; 2. Mal would hurt the townspeople; 3. etc. etc. so on) The judges are stuck. There is no option. They oblige.</text:span></text:p>
      <text:p text:style-name="P4"/>
      <text:p text:style-name="P4"><text:tab/><text:span text:style-name="T38">Malekev acts in the present out of hatred for humans (the people that betrayed him and are beneath him). He enjoys his power and believes he is, in fact, divine or perfect. Unchecked and unparalleled, he has become a megalomaniac, and sociopathic. He plays games and toys with people. He is the batshit crazy kind of scary, almost childish. When he gets bored, people get hurt. </text:span></text:p>
      <text:p text:style-name="P5"><text:tab/><text:span text:style-name="T32">In our present story, h</text:span>e expects his judges to betray him to the DL/other kingdoms. <text:span text:style-name="T32">He</text:span> possesses the town and escapes to his dungeon lair. He hopes to not only fend off the DL and his troops, but then to remove the monolith. </text:p>
      <text:p text:style-name="P4"/>
      <text:p text:style-name="P4"/>
      <text:p text:style-name="P6"/>
      <text:p text:style-name="P11">Emil: </text:p>
      <text:p text:style-name="P9">Aksel turned good</text:p>
      <text:p text:style-name="P16"><text:span text:style-name="T5">There are very few positive role models in this game. Emil could be a good example of growth, adding a different element to the story and also inspiring Rolan a little. </text:span></text:p>
      <text:p text:style-name="P16"><text:span text:style-name="T5"><text:tab/>As a young man, Emil was much like Aksel—only worse. He was violently proud of his heritage and hated anyone without pure northern blood. He was a huge influence on his little brother. Aksel's entire childhood was spent hearing how great his family was and how they should be in charge. It's in their blood; it's best for everyone. When Emil's time to pass through the fire came closer, he was approached by the king/tribe leader person. </text:span><text:span text:style-name="T6">The leader is a very positive, understanding character. The king tells Emil he knows what's in his heart, that Emil is a hateful person who would like to get rid of half the tribe because they are not pure, or good, northerners. He wants to revive the old traditions and reject all outsiders. There is no way he will pass through the fires unscathed. The king offers to have Emil lead out into the wilderness, in the direction of other civilizations, with minimal provisions, in order to survive. The king reminds Emil that tradition requires him to respect the king's rule, and the rule of the fire trial. Emil's options are die in the fire or leave; he opts to leave, and rumors that he died in the fire spread. On the road, alone, he has time to reflect on what the king said: the tradition that Emil holds so requires that he submit to the king—it is ancient rule. The king was chosen to lead because the average northerner is not fit. Eventually, after many weeks or months of wandering hungry, he is taken in by </text:span><text:span text:style-name="T8">the villagers of a small town. They give him work to do and integrate him. </text:span><text:span text:style-name="T9">His military skills rival that of Aksel (they are two sides of the same coin). Rolan will meet Emil in his quest to incite rebellion; he will either tag along, or promise to meet </text:span><text:span text:style-name="T10">Rolan</text:span><text:span text:style-name="T9"> at judgment day.</text:span></text:p>
      <text:p text:style-name="P16"><text:span text:style-name="T9"><text:tab/></text:span><text:span text:style-name="T12">He met Beerstadt in the East, where he now resides. He is accutely aware of the DL and what is happening in the world. He is eager to jump in with the reb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5:16:12.767000000</meta:creation-date>
    <dc:date>2015-04-01T15:21:41.106000000</dc:date>
    <meta:editing-duration>PT1M13S</meta:editing-duration>
    <meta:editing-cycles>4</meta:editing-cycles>
    <meta:generator>LibreOffice/4.2.7.2$Windows_x86 LibreOffice_project/933c0aa564ec4f8883ed5732c866db48dca4dac5</meta:generator>
    <meta:document-statistic meta:table-count="0" meta:image-count="0" meta:object-count="0" meta:page-count="2" meta:paragraph-count="18" meta:word-count="1178" meta:character-count="6500" meta:non-whitespace-character-count="5328"/>
  </office:meta>
</office:document-meta>
</file>